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1c9469" officeooo:paragraph-rsid="001c9469"/>
    </style:style>
    <style:style style:name="P2" style:family="paragraph" style:parent-style-name="Standard">
      <style:paragraph-properties fo:margin-left="0in" fo:margin-right="0in" fo:text-indent="0.4917in" style:auto-text-indent="false"/>
    </style:style>
    <style:style style:name="P3" style:family="paragraph" style:parent-style-name="Standard">
      <style:paragraph-properties fo:margin-left="0.4917in" fo:margin-right="0in" fo:text-indent="0.4917in" style:auto-text-indent="false"/>
    </style:style>
    <style:style style:name="P4" style:family="paragraph" style:parent-style-name="Standard" style:master-page-name="Standard">
      <style:paragraph-properties fo:text-align="center" style:justify-single-word="false" style:page-number="auto"/>
    </style:style>
    <style:style style:name="T1" style:family="text">
      <style:text-properties fo:font-size="12pt" fo:language="es" fo:country="ES" fo:font-weight="bold" style:font-size-asian="12pt" style:font-weight-asian="bold" style:font-size-complex="12pt"/>
    </style:style>
    <style:style style:name="T2" style:family="text">
      <style:text-properties fo:language="es" fo:country="ES"/>
    </style:style>
    <style:style style:name="T3" style:family="text">
      <style:text-properties fo:language="es" fo:country="ES" fo:font-weight="bold" style:font-weight-asian="bold"/>
    </style:style>
    <style:style style:name="T4" style:family="text">
      <style:text-properties fo:font-weight="bold" style:font-weight-asian="bold"/>
    </style:style>
    <style:style style:name="T5" style:family="text">
      <style:text-properties officeooo:rsid="001c94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EGINDAKO LANAREN LABURPENA</text:span></text:p>
      <text:p text:style-name="Standard"><text:span text:style-name="T3">1.</text:span><text:span text:style-name="T2"> Noraino iritsi zara:</text:span></text:p>
      <text:p text:style-name="P2"><text:span text:style-name="T2">- 1. partea eginda (bai/ez): BAI</text:span></text:p>
      <text:p text:style-name="P2"><text:span text:style-name="T2">- 2. partea:</text:span></text:p>
      <text:p text:style-name="P3"><text:span text:style-name="T2">- 2.1 Mahaigaineko aplikazioa (bai/ez): BAI</text:span></text:p>
      <text:p text:style-name="P3"><text:span text:style-name="T2">- 2.2 Kontsola-aplikazioa (bai/ez): BAI</text:span></text:p>
      <text:p text:style-name="P3"><text:span text:style-name="T2">- 2.3 Web-aplikazioa (bai/ez): BAI</text:span></text:p>
      <text:p text:style-name="P2"><text:span text:style-name="T2">- 3. partea eginda:</text:span></text:p>
      <text:p text:style-name="P3"><text:span text:style-name="T2">- 3.1 Datu-sortzailea (bai/ez): BAI</text:span></text:p>
      <text:p text:style-name="P3"><text:span text:style-name="T2">- 3.2 BEZaren kalkulua datu-sortzaileaz (bai/ez): BAI</text:span></text:p>
      <text:p text:style-name="P3">- 3.3 Datu-geruzaz baliatzen den kontsola-aplikazioa (bai/ez): BAI</text:p>
      <text:p text:style-name="Standard"><text:span text:style-name="T4">2.</text:span> Kodeak agian tamaina handikoak izango dira, beraz, igo ezazue zuen (dropbox, drive, ...) eta esteka ipini eta bidali nik deskargatu ahal izateko.</text:p>
      <text:p text:style-name="Standard">Link<text:span text:style-name="T5">(Drive)</text:span>: <text:a xlink:type="simple" xlink:href="https://drive.google.com/file/d/1rlNOdBkTbZgZMMGpNACqLtRVyXLIZHaL/view" text:style-name="Internet_20_link" text:visited-style-name="Visited_20_Internet_20_Link">https://drive.google.com/file/d/1rlNOdBkTbZgZMMGpNACqLtRVyXLIZHaL/view</text:a></text:p>
      <text:p text:style-name="P1">Link(Github): <text:a xlink:type="simple" xlink:href="https://github.com/JonAnderBeroz/SGTA/tree/master/Lab01" text:style-name="Internet_20_link" text:visited-style-name="Visited_20_Internet_20_Link">https://github.com/JonAnderBeroz/SGTA/tree/master/Lab01</text:a></text:p>
      <text:p text:style-name="Standard"><text:span text:style-name="T4">3.</text:span> Adierazi hemen laborategi-saioari buruzko iritzi orokorra, aurkitutako arazoak, zer hobetu daitekeen, zer kenduko zenukeen, zergatik...</text:p>
      <text:p text:style-name="Standard">Laborategi hau oso lagungarria iruditu zaigu visual studio nola funtzionatzen duen ulertzeko. Jakin behar diren gauzak barneratzeko oso erabilgarria iruditu zaigu. Gainera, klasean utzi diguzun denborarekin asko aurreratzeko aukera izango dugu.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language="es" fo:country="ES"/>
    </style:style>
    <style:page-layout style:name="Mpm1">
      <style:page-layout-properties fo:page-width="8.2681in" fo:page-height="11.6929in" style:num-format="1" style:print-orientation="portrait" fo:margin-top="0.4917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Header"><text:span text:style-name="MT1"><text:tab/><text:tab/>Jon Ander eta Mariane</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iane Menath</meta:initial-creator>
    <meta:editing-cycles>14</meta:editing-cycles>
    <meta:creation-date>2021-01-27T08:40:00</meta:creation-date>
    <dc:date>2021-02-06T12:34:04.907000000</dc:date>
    <meta:editing-duration>PT10M7S</meta:editing-duration>
    <meta:generator>LibreOffice/7.0.3.1$Windows_X86_64 LibreOffice_project/d7547858d014d4cf69878db179d326fc3483e082</meta:generator>
    <meta:document-statistic meta:table-count="0" meta:image-count="0" meta:object-count="0" meta:page-count="1" meta:paragraph-count="17" meta:word-count="134" meta:character-count="1088" meta:non-whitespace-character-count="968"/>
    <meta:user-defined meta:name="AppVersion">16.0000</meta:user-defined>
    <meta:user-defined meta:name="Company">DSL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